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indent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6.985cm" svg:y1="5.398cm" svg:x2="15.24cm" svg:y2="4.763cm" svg:d="m6985 5398c6192 0 2065-635 8255-635">
          <text:p/>
        </draw:connector>
        <draw:custom-shape draw:style-name="gr2" draw:text-style-name="P1" draw:id="id4" draw:layer="layout" svg:width="4.445cm" svg:height="4.445cm" svg:x="1.27cm" svg:y="3.81cm">
          <text:p text:style-name="P1">V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4.445cm" svg:height="4.445cm" svg:x="10.795cm" svg:y="3.81cm">
          <text:p text:style-name="P1">World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4.445cm" svg:height="4.445cm" svg:x="21.59cm" svg:y="3.81cm">
          <text:p text:style-name="P1">Dec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4.445cm" svg:height="4.445cm" svg:x="3.81cm" svg:y="10.795cm">
          <text:p text:style-name="P1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3.175cm" svg:height="3.175cm" svg:x="1.905cm" svg:y="17.145cm">
          <text:p text:style-name="P2"><text:span text:style-name="T1">Robot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6.032cm" svg:y1="15.24cm" svg:x2="3.492cm" svg:y2="17.145cm" draw:start-shape="id1" draw:start-glue-point="2" draw:end-shape="id2" svg:d="m6032 15240c0 1428-2540 476-2540 1905">
          <text:p text:style-name="P1"><text:s text:c="27"/></text:p>
          <text:p text:style-name="P1"><text:tab/><text:tab/><text:tab/> <text:s text:c="3"/>CANbus</text:p>
          <text:p text:style-name="P1"><text:s text:c="25"/>USB Kicker</text:p>
        </draw:connector>
        <draw:connector draw:style-name="gr5" draw:text-style-name="P1" draw:layer="layout" draw:type="curve" svg:x1="6.032cm" svg:y1="10.795cm" svg:x2="13.017cm" svg:y2="8.255cm" draw:start-shape="id1" draw:start-glue-point="0" draw:end-shape="id3" svg:d="m6032 10795c0-1905 6985-635 6985-2540">
          <text:p text:style-name="P1"><text:s text:c="18"/>Odometry <text:s text:c="42"/></text:p>
          <text:p text:style-name="P1"/>
        </draw:connector>
        <draw:connector draw:style-name="gr5" draw:text-style-name="P1" draw:layer="layout" draw:type="curve" svg:x1="5.715cm" svg:y1="6.032cm" svg:x2="10.795cm" svg:y2="6.032cm" draw:start-shape="id4" draw:start-glue-point="1" draw:end-shape="id3" draw:end-glue-point="3" svg:d="m5715 6032h5080">
          <text:p text:style-name="P1"/>
          <text:p text:style-name="P1"/>
          <text:p text:style-name="P1">VisibleObjects</text:p>
        </draw:connector>
        <draw:connector draw:style-name="gr5" draw:text-style-name="P1" draw:layer="layout" draw:type="curve" svg:x1="15.24cm" svg:y1="6.032cm" svg:x2="21.59cm" svg:y2="6.032cm" draw:start-shape="id3" draw:start-glue-point="1" draw:end-shape="id5" svg:d="m15240 6032h6350">
          <text:p text:style-name="P1"/>
          <text:p text:style-name="P1"/>
          <text:p text:style-name="P1">Worldmodel State</text:p>
        </draw:connector>
        <draw:connector draw:style-name="gr5" draw:text-style-name="P1" draw:layer="layout" draw:type="curve" svg:x1="23.812cm" svg:y1="8.255cm" svg:x2="8.255cm" svg:y2="13.017cm" draw:start-shape="id5" draw:start-glue-point="2" draw:end-shape="id1" draw:end-glue-point="1" svg:d="m23812 8255c0 3175-5185 4762-15557 4762">
          <text:p text:style-name="P1"/>
          <text:p text:style-name="P1"/>
          <text:p text:style-name="P1"/>
          <text:p text:style-name="P1"/>
          <text:p text:style-name="P1"/>
          <text:p text:style-name="P1">Drive Vector</text:p>
        </draw:connector>
        <draw:custom-shape draw:style-name="gr6" draw:text-style-name="P1" draw:id="id6" draw:layer="layout" svg:width="4.445cm" svg:height="3.175cm" svg:x="13.97cm" svg:y="16.51cm">
          <text:p text:style-name="P1">Remote <text:line-break/>Control /</text:p>
          <text:p text:style-name="P1">Joysti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97cm" svg:y1="18.097cm" svg:x2="8.255cm" svg:y2="13.017cm" draw:start-shape="id6" draw:start-glue-point="3" draw:end-shape="id1" draw:end-glue-point="1" svg:d="m13970 18097c-4287 0-1430-5080-5715-5080">
          <text:p text:style-name="P1"><text:s/>Drive Vector</text:p>
        </draw:connector>
        <draw:connector draw:style-name="gr5" draw:text-style-name="P1" draw:layer="layout" draw:type="curve" svg:x1="18.415cm" svg:y1="18.097cm" svg:x2="26.035cm" svg:y2="6.032cm" draw:start-shape="id6" draw:end-shape="id5" draw:end-glue-point="1" svg:d="m18415 18097c12181 0 8371-12065 7620-12065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RefereeSignals<text:line-break/>TeamSignals</text:p>
        </draw:connector>
        <draw:frame presentation:style-name="pr1" draw:layer="layout" svg:width="25.199cm" svg:height="3.507cm" svg:x="1.471cm" svg:y="0.938cm" presentation:class="title" presentation:user-transformed="true">
          <draw:text-box>
            <text:p>ROS-Knoten <text:s text:c="35"/></text:p>
          </draw:text-box>
        </draw:frame>
        <draw:connector draw:style-name="gr7" draw:text-style-name="P1" draw:layer="layout" draw:type="curve" svg:x1="6.032cm" svg:y1="10.795cm" svg:x2="3.492cm" svg:y2="8.255cm" draw:start-shape="id1" draw:start-glue-point="0" draw:end-shape="id4" draw:end-glue-point="2" svg:d="m6032 10795c0-1905-2540-635-2540-2540">
          <text:p/>
        </draw:connector>
        <draw:custom-shape draw:style-name="gr8" draw:text-style-name="P1" draw:layer="layout" svg:width="4.445cm" svg:height="1.905cm" svg:x="15.025cm" svg:y="1.055cm">
          <text:p text:style-name="P1">Remote </text:p>
          <text:p text:style-name="P1">World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45cm" svg:height="1.905cm" svg:x="14.821cm" svg:y="0.837cm">
          <text:p text:style-name="P1">Remote </text:p>
          <text:p text:style-name="P1">World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7" draw:layer="layout" svg:width="4.445cm" svg:height="1.905cm" svg:x="14.605cm" svg:y="0.635cm">
          <text:p text:style-name="P1">Remote </text:p>
          <text:p text:style-name="P1">World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4.605cm" svg:y1="1.587cm" svg:x2="13.017cm" svg:y2="3.81cm" draw:start-shape="id7" draw:start-glue-point="3" draw:end-shape="id3" draw:end-glue-point="0" svg:d="m14605 1587c-1059 0-1588 741-1588 2223">
          <text:p/>
        </draw:connector>
        <draw:custom-shape draw:style-name="gr10" draw:text-style-name="P1" draw:id="id8" draw:layer="layout" svg:width="4.445cm" svg:height="1.905cm" svg:x="21.59cm" svg:y="0.635cm">
          <text:p text:style-name="P1">Referee-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3.812cm" svg:y1="2.54cm" svg:x2="23.812cm" svg:y2="3.81cm" draw:start-shape="id8" draw:start-glue-point="2" draw:end-shape="id5" draw:end-glue-point="0" svg:d="m23812 2540v1270">
          <text:p/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fit-to-contour="fals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Welker</meta:initial-creator>
    <meta:creation-date>2011-03-29T23:49:06</meta:creation-date>
    <meta:editing-duration>PT00H18M20S</meta:editing-duration>
    <meta:editing-cycles>3</meta:editing-cycles>
    <dc:date>2011-03-30T00:07:19</dc:date>
    <dc:creator>Stefan Welker</dc:creator>
    <meta:generator>OpenOffice.org/3.2$Unix OpenOffice.org_project/320m19$Build-9505</meta:generator>
    <meta:document-statistic meta:object-count="45"/>
  </office:meta>
</office:document-meta>
</file>